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fc2ae" officeooo:paragraph-rsid="000fc2ae" style:font-size-asian="20pt" style:font-weight-asian="bold" style:font-size-complex="20pt" style:font-weight-complex="bold"/>
    </style:style>
    <style:style style:name="P2" style:family="paragraph" style:parent-style-name="Standard">
      <style:paragraph-properties fo:line-height="150%"/>
      <style:text-properties fo:font-size="12pt" officeooo:rsid="000fc2ae" officeooo:paragraph-rsid="000fc2ae" style:font-size-asian="10.5pt" style:font-size-complex="12pt"/>
    </style:style>
    <style:style style:name="P3" style:family="paragraph" style:parent-style-name="Standard">
      <style:paragraph-properties fo:line-height="150%"/>
      <style:text-properties fo:font-size="12pt" officeooo:rsid="001147b0" officeooo:paragraph-rsid="001147b0" style:font-size-asian="10.5pt" style:font-size-complex="12pt"/>
    </style:style>
    <style:style style:name="P4" style:family="paragraph" style:parent-style-name="Standard">
      <style:paragraph-properties fo:line-height="150%"/>
      <style:text-properties fo:font-size="12pt" officeooo:rsid="0012ddc8" officeooo:paragraph-rsid="0012ddc8" style:font-size-asian="10.5pt" style:font-size-complex="12pt"/>
    </style:style>
    <style:style style:name="P5" style:family="paragraph" style:parent-style-name="Standard">
      <style:paragraph-properties fo:line-height="150%"/>
      <style:text-properties fo:font-size="12pt" style:text-underline-style="solid" style:text-underline-width="auto" style:text-underline-color="font-color" fo:font-weight="bold" officeooo:rsid="000fc2ae" officeooo:paragraph-rsid="000fc2ae" style:font-size-asian="10.5pt" style:font-weight-asian="bold" style:font-size-complex="12pt" style:font-weight-complex="bold"/>
    </style:style>
    <style:style style:name="P6" style:family="paragraph" style:parent-style-name="Standard" style:list-style-name="L1">
      <style:paragraph-properties fo:line-height="150%"/>
      <style:text-properties fo:font-size="12pt" officeooo:rsid="000fc2ae" officeooo:paragraph-rsid="000fc2ae" style:font-size-asian="10.5pt" style:font-size-complex="12pt"/>
    </style:style>
    <style:style style:name="P7" style:family="paragraph" style:parent-style-name="Standard" style:list-style-name="L2">
      <style:paragraph-properties fo:line-height="150%"/>
      <style:text-properties fo:font-size="12pt" officeooo:rsid="001147b0" officeooo:paragraph-rsid="001147b0" style:font-size-asian="10.5pt" style:font-size-complex="12pt"/>
    </style:style>
    <style:style style:name="P8" style:family="paragraph" style:parent-style-name="Standard" style:list-style-name="L3">
      <style:paragraph-properties fo:line-height="150%"/>
      <style:text-properties fo:font-size="12pt" officeooo:rsid="001147b0" officeooo:paragraph-rsid="001147b0" style:font-size-asian="10.5pt" style:font-size-complex="12pt"/>
    </style:style>
    <style:style style:name="P9" style:family="paragraph" style:parent-style-name="Standard" style:list-style-name="L3">
      <style:paragraph-properties fo:line-height="150%"/>
      <style:text-properties fo:font-size="12pt" officeooo:rsid="001147b0" officeooo:paragraph-rsid="0012ddc8" style:font-size-asian="10.5pt" style:font-size-complex="12pt"/>
    </style:style>
    <style:style style:name="P10" style:family="paragraph" style:parent-style-name="Standard">
      <style:text-properties fo:font-size="12pt" fo:font-weight="normal" officeooo:rsid="001380a2" officeooo:paragraph-rsid="001380a2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style:line-height-at-least="0.503cm"/>
      <style:text-properties fo:font-size="12pt" fo:font-weight="normal" officeooo:rsid="00166674" officeooo:paragraph-rsid="00166674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paragraph-rsid="00166674"/>
    </style:style>
    <style:style style:name="P13" style:family="paragraph" style:parent-style-name="Standard">
      <style:text-properties fo:font-size="12pt" fo:font-weight="bold" officeooo:rsid="00151f41" officeooo:paragraph-rsid="00151f41" style:font-size-asian="12pt" style:font-weight-asian="bold" style:font-size-complex="12pt" style:font-weight-complex="bold"/>
    </style:style>
    <style:style style:name="P14" style:family="paragraph" style:parent-style-name="Standard">
      <style:paragraph-properties style:line-height-at-least="0.503cm"/>
      <style:text-properties fo:font-size="12pt" fo:font-weight="bold" officeooo:rsid="00166674" officeooo:paragraph-rsid="00166674" style:font-size-asian="12pt" style:font-weight-asian="bold" style:font-size-complex="12pt" style:font-weight-complex="bold"/>
    </style:style>
    <style:style style:name="P15" style:family="paragraph" style:parent-style-name="Standard">
      <style:text-properties fo:font-size="20pt" officeooo:rsid="000fc2ae" officeooo:paragraph-rsid="000fc2ae" style:font-size-asian="20pt" style:font-size-complex="20pt"/>
    </style:style>
    <style:style style:name="P16" style:family="paragraph" style:parent-style-name="Standard">
      <style:text-properties fo:font-size="20pt" fo:font-weight="bold" officeooo:rsid="001380a2" officeooo:paragraph-rsid="001380a2" style:font-size-asian="20pt" style:font-weight-asian="bold" style:font-size-complex="20pt" style:font-weight-complex="bold"/>
    </style:style>
    <style:style style:name="P17" style:family="paragraph" style:parent-style-name="Standard">
      <style:paragraph-properties style:line-height-at-least="0.503cm"/>
      <style:text-properties fo:color="#d4d4d4" loext:opacity="100%" style:font-name="Consolas" fo:font-size="10.5pt" fo:font-weight="normal" fo:background-color="#1e1e1e"/>
    </style:style>
    <style:style style:name="P18" style:family="paragraph" style:parent-style-name="Standard">
      <style:text-properties style:use-window-font-color="true" loext:opacity="0%" fo:font-size="12pt" fo:font-weight="bold" officeooo:rsid="00151f41" officeooo:paragraph-rsid="00151f41" fo:background-color="transparent" style:font-size-asian="12pt" style:font-weight-asian="bold" style:font-size-complex="12pt" style:font-weight-complex="bold"/>
    </style:style>
    <style:style style:name="P19" style:family="paragraph" style:parent-style-name="Standard">
      <style:text-properties style:use-window-font-color="true" loext:opacity="0%" fo:font-size="12pt" fo:font-weight="normal" officeooo:rsid="00166674" officeooo:paragraph-rsid="00166674" fo:background-color="transparent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use-window-font-color="true" loext:opacity="0%" style:font-name="Consolas" fo:font-size="10.5pt" fo:font-weight="normal" officeooo:rsid="00151f41" officeooo:paragraph-rsid="00151f41" fo:background-color="transparent" style:font-size-asian="12pt" style:font-weight-asian="bold" style:font-size-complex="12pt" style:font-weight-complex="bold"/>
    </style:style>
    <style:style style:name="P21" style:family="paragraph" style:parent-style-name="Standard">
      <style:paragraph-properties style:line-height-at-least="0.503cm"/>
      <style:text-properties style:use-window-font-color="true" loext:opacity="0%" style:font-name="Consolas" fo:font-size="10.5pt" fo:font-weight="normal" officeooo:rsid="00166674" officeooo:paragraph-rsid="00166674" fo:background-color="transparent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style:line-height-at-least="0.503cm"/>
      <style:text-properties style:use-window-font-color="true" loext:opacity="0%" style:font-name="Consolas" fo:font-size="10.5pt" fo:font-weight="normal" fo:background-color="transparent"/>
    </style:style>
    <style:style style:name="P23" style:family="paragraph" style:parent-style-name="Standard">
      <style:paragraph-properties style:line-height-at-least="0.503cm"/>
      <style:text-properties style:use-window-font-color="true" loext:opacity="0%" style:font-name="Consolas" fo:font-size="10.5pt" fo:font-weight="normal" officeooo:paragraph-rsid="00151f41" fo:background-color="transparent"/>
    </style:style>
    <style:style style:name="T1" style:family="text">
      <style:text-properties officeooo:rsid="000fc2ae"/>
    </style:style>
    <style:style style:name="T2" style:family="text">
      <style:text-properties officeooo:rsid="0012ddc8"/>
    </style:style>
    <style:style style:name="T3" style:family="text">
      <style:text-properties officeooo:rsid="00166674" style:font-size-asian="12pt" style:font-weight-asian="normal" style:font-size-complex="12pt" style:font-weight-complex="normal"/>
    </style:style>
    <style:style style:name="T4" style:family="text">
      <style:text-properties officeooo:rsid="00151f41"/>
    </style:style>
    <style:style style:name="T5" style:family="text">
      <style:text-properties fo:color="#569cd6" loext:opacity="100%"/>
    </style:style>
    <style:style style:name="T6" style:family="text">
      <style:text-properties fo:color="#569cd6" loext:opacity="100%" style:font-name="Consolas" fo:font-size="10.5pt" fo:background-color="#1e1e1e" loext:char-shading-value="0"/>
    </style:style>
    <style:style style:name="T7" style:family="text">
      <style:text-properties fo:color="#d4d4d4" loext:opacity="100%" style:font-name="Consolas" fo:font-size="10.5pt" fo:background-color="#1e1e1e" loext:char-shading-value="0"/>
    </style:style>
    <style:style style:name="T8" style:family="text">
      <style:text-properties fo:color="#b5cea8" loext:opacity="100%"/>
    </style:style>
    <style:style style:name="T9" style:family="text">
      <style:text-properties style:use-window-font-color="true" loext:opacity="0%" style:font-name="Consolas" fo:font-size="10.5pt" fo:background-color="#1e1e1e" loext:char-shading-value="0"/>
    </style:style>
    <style:style style:name="T10" style:family="text">
      <style:text-properties style:use-window-font-color="true" loext:opacity="0%" style:font-name="Consolas" fo:font-size="10.5pt" fo:background-color="transparent" loext:char-shading-value="0"/>
    </style:style>
    <style:style style:name="T11" style:family="text">
      <style:text-properties style:use-window-font-color="true" loext:opacity="0%" style:font-name="Consolas" fo:font-size="10.5pt" fo:background-color="transparent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O DE EXPLICACIONES</text:p>
      <text:p text:style-name="P2"/>
      <text:p text:style-name="P5">CLAVES FORÁNEAS</text:p>
      <text:p text:style-name="P2">La tabla armas tiene una clave foránea llamada id_guerrero procedente de la tabla guerreros. </text:p>
      <text:list xml:id="list3607311138" text:style-name="L1">
        <text:list-item>
          <text:p text:style-name="P6">ON UPDATE → Cascade, ya que hay que actualizar cada cambio que se haga.</text:p>
        </text:list-item>
        <text:list-item>
          <text:p text:style-name="P6">ON DELETE → Set null, ya que si un guerrero fallece esa arma puede ser usada por otro. </text:p>
        </text:list-item>
      </text:list>
      <text:p text:style-name="P2"/>
      <text:p text:style-name="P3">Las tablas caballería e infantería tienen una clave foránea llamada codigo_org_militar procedente de la tabla org_militar.</text:p>
      <text:list xml:id="list783526098" text:style-name="L2">
        <text:list-item>
          <text:p text:style-name="P7">ON UPDATE → <text:span text:style-name="T1">Cascade, ya que hay que actualizar cada cambio que se haga.</text:span></text:p>
        </text:list-item>
        <text:list-item>
          <text:p text:style-name="P7">ON DELETE → Cascade, al ser herencia, si eliminamos una organización militar también tiene que eliminarse su subtipo.</text:p>
        </text:list-item>
      </text:list>
      <text:p text:style-name="P3"/>
      <text:p text:style-name="P3">La tabla dioses_guerreros tiene dos claves foráneas (nombre_dioses y id_guerrero). Al ser una entidad procedente de una relación M:N, ambas claves foráneas toman los mismos valores.</text:p>
      <text:list xml:id="list3922868977" text:style-name="L3">
        <text:list-item>
          <text:p text:style-name="P8">ON UPDATE → <text:span text:style-name="T1">Cascade, ya que hay que actualizar cada cambio que se haga.</text:span></text:p>
        </text:list-item>
        <text:list-item>
          <text:p text:style-name="P8">ON DELETE → No Action, no puedes borrar un dios si un guerrero lo adora.</text:p>
        </text:list-item>
      </text:list>
      <text:p text:style-name="P3"/>
      <text:p text:style-name="P3">La tabla org_militar tiene un clave foránea procedente de lider.</text:p>
      <text:list xml:id="list171804190262747" text:continue-numbering="true" text:style-name="L3">
        <text:list-item>
          <text:p text:style-name="P8">ON UPDATE → <text:span text:style-name="T1">Cascade, ya que hay que actualizar cada cambio que se haga.</text:span></text:p>
        </text:list-item>
        <text:list-item>
          <text:p text:style-name="P8">ON DELETE → Set Null, ya puede darse el caso de que el líder fallezca y otro tenga que ser elegido para dirigir.</text:p>
        </text:list-item>
      </text:list>
      <text:p text:style-name="P3"/>
      <text:p text:style-name="P4">La tabla guerreros tiene dos claves foráneas (nombre_asentamiento y cog_org_militar). Ambos tienen los mismos valores.</text:p>
      <text:list xml:id="list171803562883614" text:continue-numbering="true" text:style-name="L3">
        <text:list-item>
          <text:p text:style-name="P9">ON UPDATE → <text:span text:style-name="T1">Cascade, ya que hay que actualizar cada cambio que se haga.</text:span></text:p>
        </text:list-item>
        <text:list-item>
          <text:p text:style-name="P9">ON DELETE → No Action, <text:span text:style-name="T2">no pueden eliminarse una organización militar si hay guerreros asociados, igual pasa con los asentamientos. </text:span></text:p>
        </text:list-item>
      </text:list>
      <text:p text:style-name="P15"/>
      <text:p text:style-name="P15"/>
      <text:p text:style-name="P16">CONSULTAS:</text:p>
      <text:p text:style-name="P16"/>
      <text:p text:style-name="P10">1-SELECT nombre FROM guerreros;</text:p>
      <text:p text:style-name="P10">2-SELECT nombre_dios FROM dioses_guerreros;</text:p>
      <text:p text:style-name="P10">3-SELECT descripcion FROM dioses;</text:p>
      <text:p text:style-name="P10"><text:soft-page-break/>4-SELECT codigo_org_militar FROM caballeria</text:p>
      <text:p text:style-name="P12"><text:span text:style-name="T3">5-</text:span><text:span text:style-name="T11">SELECT id_lider, nombre FROM lider;</text:span></text:p>
      <text:p text:style-name="P19"/>
      <text:p text:style-name="P10"/>
      <text:p text:style-name="P13">WHERE y JOIN</text:p>
      <text:p text:style-name="P18"/>
      <text:p text:style-name="P20">SELECT nombre_dios, a.nombre</text:p>
      <text:p text:style-name="P22">FROM dioses_guerreros,armas <text:span text:style-name="T4">a</text:span></text:p>
      <text:p text:style-name="P22">WHERE id_guerrero = 1;</text:p>
      <text:p text:style-name="P17"/>
      <text:p text:style-name="P23">SELECT a.nombre_asentamiento,g.nombre </text:p>
      <text:p text:style-name="P23">FROM asentamiento a</text:p>
      <text:p text:style-name="P22">INNER JOIN guerreros g;</text:p>
      <text:p text:style-name="P17"/>
      <text:p text:style-name="P14">SUBCONSULTA</text:p>
      <text:p text:style-name="P21"/>
      <text:p text:style-name="P22">SELECT num_caballos</text:p>
      <text:p text:style-name="P22">FROM caballeria</text:p>
      <text:p text:style-name="P22">WHERE cod_org_militar = (SELECT nombre FROM guerreros);</text:p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04T11:37:18.055000000</meta:creation-date>
    <dc:date>2021-05-05T17:18:02.106000000</dc:date>
    <meta:editing-duration>PT12M21S</meta:editing-duration>
    <meta:editing-cycles>2</meta:editing-cycles>
    <meta:generator>LibreOffice/7.0.3.1$Windows_X86_64 LibreOffice_project/d7547858d014d4cf69878db179d326fc3483e082</meta:generator>
    <meta:document-statistic meta:table-count="0" meta:image-count="0" meta:object-count="0" meta:page-count="2" meta:paragraph-count="34" meta:word-count="316" meta:character-count="1971" meta:non-whitespace-character-count="1695"/>
  </office:meta>
</office:document-meta>
</file>